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officeooo:rsid="0009a660" officeooo:paragraph-rsid="0009a660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shua Franklin</text:p>
      <text:p text:style-name="P1">DATE</text:p>
      <text:p text:style-name="P1">SUBJECT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3:48:42.169893497</dc:date>
    <meta:editing-duration>PT34S</meta:editing-duration>
    <meta:editing-cycles>1</meta:editing-cycles>
    <meta:document-statistic meta:table-count="0" meta:image-count="0" meta:object-count="0" meta:page-count="1" meta:paragraph-count="3" meta:word-count="4" meta:character-count="26" meta:non-whitespace-character-count="25"/>
    <meta:generator>LibreOffice/5.1.4.2$Linux_X86_64 LibreOffice_project/10m0$Build-2</meta:generator>
  </office:meta>
</office:document-meta>
</file>